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" svg:font-family="Helv"/>
    <style:font-face style:name="Helvetica Neue1" svg:font-family="'Helvetica Neue'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8.99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36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1.2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Sheet_20_1_20_-_20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cdcdcd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glyph-orientation-vertical="0" fo:background-color="#e6e6e6" style:diagonal-bl-tr="none" style:diagonal-tl-br="none" style:text-align-source="fix" style:repeat-content="false" fo:wrap-option="wrap" fo:border="0.035cm solid #cdcdcd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c0c0c0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008000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35cm solid #cdcd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6633" style:diagonal-bl-tr="none" style:diagonal-tl-br="none" style:text-align-source="value-type" style:repeat-content="false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cdcdcd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84">
      <style:table-cell-properties style:glyph-orientation-vertical="0" fo:background-color="#e6e6e6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Helvetica Neue" fo:font-size="12pt" style:font-size-asian="12pt" style:font-size-complex="12pt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cccccc" fo:background-color="#ffffff" style:diagonal-bl-tr="none" style:diagonal-tl-br="none" style:text-align-source="value-type" style:repeat-content="false" fo:wrap-option="no-wrap" fo:border-left="0.018cm solid #cccccc" style:direction="ltr" fo:border-right="0.018cm solid #cccccc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0.035cm solid #cdcdcd" style:direction="ltr" fo:border-right="0.035cm solid #cdcdcd" style:rotation-angle="0" style:rotation-align="none" style:shrink-to-fit="false" fo:border-top="0.035cm solid #cdcdcd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no-wrap" fo:border-left="0.035cm solid #cdcdcd" style:direction="ltr" fo:border-right="0.088cm solid #000000" style:rotation-angle="0" style:rotation-align="none" style:shrink-to-fit="false" fo:border-top="0.035cm solid #cdcdcd" style:vertical-align="top"/>
      <style:paragraph-properties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ext-properties style:font-name="Helvetica Neue" fo:font-size="12pt" style:font-size-asian="12pt" style:font-size-complex="12pt"/>
    </style:style>
    <style:style style:name="gr1" style:family="graphic">
      <style:graphic-properties draw:marker-start="Arrowheads_20_1" draw:marker-start-width="0.2cm" draw:marker-start-center="false" draw:fill="solid" draw:fill-color="#008000" draw:fill-gradient-name="Gradient_20_1" draw:fill-hatch-name="Black_20_0_20_Degrees" draw:fill-image-name="Empty" draw:opacity="100%" draw:auto-grow-height="true" draw:auto-grow-width="false" fo:min-height="0.388cm" fo:padding-top="0.1cm" fo:padding-bottom="0.1cm" fo:padding-left="0.1cm" fo:padding-right="0.1cm" draw:shadow="hidden" draw:shadow-offset-x="0.1cm" draw:shadow-offset-y="0.1cm" draw:shadow-opacity="100%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008000" draw:auto-grow-height="true" draw:auto-grow-width="false" fo:min-height="0.35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00800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80000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6633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cc6633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00ff0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Helvetica Neue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Helvetica Neue1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Helvetica Neue1" fo:font-size="11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 table:print-ranges="'Sheet 1 - Table 1'.A1:'Sheet 1 - Table 1'.AJ3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3" table:default-cell-style-name="ce16"/>
        <table:table-column table:style-name="co4" table:default-cell-style-name="ce16"/>
        <table:table-column table:style-name="co5" table:number-columns-repeated="221" table:default-cell-style-name="ce16"/>
        <table:table-column table:style-name="co6" table:number-columns-repeated="767" table:default-cell-style-name="ce33"/>
        <table:table-row table:style-name="ro1">
          <table:table-cell table:number-columns-repeated="2"/>
          <table:table-cell table:style-name="ce10" office:value-type="float" office:value="2008" table:number-columns-spanned="4" table:number-rows-spanned="1">
            <text:p>2008</text:p>
          </table:table-cell>
          <table:covered-table-cell table:style-name="ce17"/>
          <table:covered-table-cell table:style-name="ce17"/>
          <table:covered-table-cell table:style-name="ce17"/>
          <table:table-cell table:style-name="ce10" office:value-type="float" office:value="2009" table:number-columns-spanned="12" table:number-rows-spanned="1">
            <text:p>2009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10" office:value-type="float" office:value="2010" table:number-columns-spanned="12" table:number-rows-spanned="1">
            <text:p>2010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2" office:value-type="float" office:value="2011" table:number-columns-spanned="3" table:number-rows-spanned="1">
            <text:p>2011</text:p>
          </table:table-cell>
          <table:covered-table-cell table:number-columns-repeated="2"/>
          <table:table-cell table:number-columns-repeated="991"/>
        </table:table-row>
        <table:table-row table:style-name="ro2">
          <table:table-cell table:style-name="ce2"/>
          <table:table-cell table:style-name="ce5"/>
          <table:table-cell table:style-name="ce11" office:value-type="string">
            <text:p>SET</text:p>
          </table:table-cell>
          <table:table-cell table:style-name="ce11" office:value-type="string">
            <text:p>OUT</text:p>
          </table:table-cell>
          <table:table-cell table:style-name="ce11" office:value-type="string">
            <text:p>NOV</text:p>
          </table:table-cell>
          <table:table-cell table:style-name="ce11" office:value-type="string">
            <text:p>DEZ</text:p>
          </table:table-cell>
          <table:table-cell table:style-name="ce11" office:value-type="string">
            <text:p>JAN</text:p>
          </table:table-cell>
          <table:table-cell table:style-name="ce11" office:value-type="string">
            <text:p>FEB</text:p>
          </table:table-cell>
          <table:table-cell table:style-name="ce11" office:value-type="string">
            <text:p>MAR</text:p>
          </table:table-cell>
          <table:table-cell table:style-name="ce11" office:value-type="string">
            <text:p>ABR</text:p>
          </table:table-cell>
          <table:table-cell table:style-name="ce11" office:value-type="string">
            <text:p>MAI</text:p>
          </table:table-cell>
          <table:table-cell table:style-name="ce11" office:value-type="string">
            <text:p>JUN</text:p>
          </table:table-cell>
          <table:table-cell table:style-name="ce11" office:value-type="string">
            <text:p>JUL</text:p>
          </table:table-cell>
          <table:table-cell table:style-name="ce11" office:value-type="string">
            <text:p>AGO</text:p>
          </table:table-cell>
          <table:table-cell table:style-name="ce11" office:value-type="string">
            <text:p>SET</text:p>
          </table:table-cell>
          <table:table-cell table:style-name="ce11" office:value-type="string">
            <text:p>OUT</text:p>
          </table:table-cell>
          <table:table-cell table:style-name="ce11" office:value-type="string">
            <text:p>NOV</text:p>
          </table:table-cell>
          <table:table-cell table:style-name="ce11" office:value-type="string">
            <text:p>DEZ</text:p>
          </table:table-cell>
          <table:table-cell table:style-name="ce20" office:value-type="string">
            <text:p>JAN</text:p>
          </table:table-cell>
          <table:table-cell table:style-name="ce20" office:value-type="string">
            <text:p>FEB</text:p>
          </table:table-cell>
          <table:table-cell table:style-name="ce20" office:value-type="string">
            <text:p>MAR</text:p>
          </table:table-cell>
          <table:table-cell table:style-name="ce20" office:value-type="string">
            <text:p>ABR</text:p>
          </table:table-cell>
          <table:table-cell table:style-name="ce20" office:value-type="string">
            <text:p>MAI</text:p>
          </table:table-cell>
          <table:table-cell table:style-name="ce20" office:value-type="string">
            <text:p>JUN</text:p>
          </table:table-cell>
          <table:table-cell table:style-name="ce20" office:value-type="string">
            <text:p>JUL</text:p>
          </table:table-cell>
          <table:table-cell table:style-name="ce20" office:value-type="string">
            <text:p>AGO</text:p>
          </table:table-cell>
          <table:table-cell table:style-name="ce20" office:value-type="string">
            <text:p>SET</text:p>
          </table:table-cell>
          <table:table-cell table:style-name="ce20" office:value-type="string">
            <text:p>OUT</text:p>
          </table:table-cell>
          <table:table-cell table:style-name="ce20" office:value-type="string">
            <text:p>NOV</text:p>
          </table:table-cell>
          <table:table-cell table:style-name="ce20" office:value-type="string">
            <text:p>DEZ</text:p>
          </table:table-cell>
          <table:table-cell table:style-name="ce20" office:value-type="string">
            <text:p>JAN</text:p>
          </table:table-cell>
          <table:table-cell table:style-name="ce20" office:value-type="string">
            <text:p>FEB</text:p>
          </table:table-cell>
          <table:table-cell table:style-name="ce20" office:value-type="string">
            <text:p>MAR</text:p>
          </table:table-cell>
          <table:table-cell table:style-name="ce20" office:value-type="string">
            <text:p><text:s text:c="2"/></text:p>
          </table:table-cell>
          <table:table-cell table:style-name="ce20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style-name="ce20" office:value-type="string">
            <text:p>JUL</text:p>
          </table:table-cell>
          <table:table-cell table:style-name="ce20" office:value-type="string">
            <text:p>AGO</text:p>
          </table:table-cell>
          <table:table-cell table:style-name="ce20" office:value-type="string">
            <text:p>SET</text:p>
          </table:table-cell>
          <table:table-cell table:style-name="ce20" office:value-type="string">
            <text:p>OUT</text:p>
          </table:table-cell>
          <table:table-cell table:style-name="ce20" office:value-type="string">
            <text:p>NOV</text:p>
          </table:table-cell>
          <table:table-cell table:style-name="ce20" office:value-type="string">
            <text:p>DEZ</text:p>
          </table:table-cell>
          <table:table-cell table:number-columns-repeated="982"/>
        </table:table-row>
        <table:table-row table:style-name="ro3">
          <table:table-cell table:style-name="ce3" office:value-type="string" table:number-columns-spanned="1" table:number-rows-spanned="8">
            <text:p>Actividade 1 - Arquitectura de Serviços da ETVA</text:p>
          </table:table-cell>
          <table:table-cell table:style-name="ce6" office:value-type="string" table:number-columns-spanned="1" table:number-rows-spanned="2">
            <text:p>Estado da arte em SOA (Service Oriented Architectures) para a gestão de infraestruturas computacionais</text:p>
          </table:table-cell>
          <table:table-cell table:style-name="ce12" table:number-columns-repeated="2"/>
          <table:table-cell table:style-name="ce12">
            <office:annotation office:display="true" draw:style-name="gr1" draw:text-style-name="P2" svg:width="19.916cm" svg:height="0.663cm" svg:x="19.559cm" svg:y="1.931cm" draw:caption-point-x="-1.729cm" draw:caption-point-y="-0.762cm">
              <dc:date>2006-12-18T00:00:00</dc:date>
              <text:p text:style-name="P1"><text:span text:style-name="T1">2008-11-15 </text:span><text:span text:style-name="T2">Milestone1.1:</text:span><text:span text:style-name="T1"> Levantamento dos webservices e SOA relacionados com a administração de sitemas</text:span></text:p>
            </office:annotation>
          </table:table-cell>
          <table:table-cell table:style-name="ce12">
            <office:annotation office:display="true" draw:style-name="gr2" draw:text-style-name="P2" svg:width="13.776cm" svg:height="0.663cm" svg:x="19.579cm" svg:y="1.149cm" draw:caption-point-x="-0.554cm" draw:caption-point-y="0.02cm">
              <dc:date>2006-12-18T00:00:00</dc:date>
              <text:p text:style-name="P1"><text:span text:style-name="T1">2008-12-31 </text:span><text:span text:style-name="T2">Milestone1.2:</text:span><text:span text:style-name="T1"> Caracterização dos webservices e SOA existentes</text:span></text:p>
            </office:annotation>
          </table:table-cell>
          <table:table-cell table:style-name="ce14" table:number-columns-repeated="30"/>
          <table:table-cell table:number-columns-repeated="988"/>
        </table:table-row>
        <table:table-row table:style-name="ro3">
          <table:covered-table-cell table:style-name="ce2"/>
          <table:covered-table-cell table:style-name="ce7"/>
          <table:table-cell table:style-name="ce13" table:number-columns-repeated="4"/>
          <table:table-cell table:style-name="ce14" table:number-columns-repeated="30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Definição dos Serviços a utilizar na Eurotux Virtual Appliance e no serviço de directoria</text:p>
          </table:table-cell>
          <table:table-cell table:style-name="ce14" table:number-columns-repeated="2"/>
          <table:table-cell table:style-name="ce15" table:number-columns-repeated="3"/>
          <table:table-cell table:style-name="ce15">
            <office:annotation office:display="true" draw:style-name="gr3" draw:text-style-name="P2" svg:width="19.008cm" svg:height="0.663cm" svg:x="21.606cm" svg:y="2.758cm" draw:caption-point-x="-0.192cm" draw:caption-point-y="0.893cm">
              <dc:date>2006-12-18T00:00:00</dc:date>
              <text:p text:style-name="P1"><text:span text:style-name="T1">2009-02-28 </text:span><text:span text:style-name="T2">Milestone 1.3:</text:span><text:span text:style-name="T1"> Proposta preliminar de SOA e webservices a utilizar na ETVA</text:span></text:p>
            </office:annotation>
          </table:table-cell>
          <table:table-cell table:style-name="ce15" table:number-columns-repeated="9"/>
          <table:table-cell table:style-name="ce15">
            <office:annotation office:display="true" draw:style-name="gr3" draw:text-style-name="P2" svg:width="14.18cm" svg:height="0.663cm" svg:x="33.668cm" svg:y="3.485cm" draw:caption-point-x="-0.304cm" draw:caption-point-y="0.166cm">
              <dc:date>2006-12-18T00:00:00</dc:date>
              <text:p text:style-name="P1"><text:span text:style-name="T1">2009-12-31 </text:span><text:span text:style-name="T2">Milestone 1.5:</text:span><text:span text:style-name="T1"> Proposta de SOA e webservices a utilizar na ETVA</text:span></text:p>
            </office:annotation>
          </table:table-cell>
          <table:table-cell table:style-name="ce14" table:number-columns-repeated="18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2"/>
          <table:table-cell table:style-name="ce13" table:number-columns-repeated="7"/>
          <table:table-cell table:style-name="ce13">
            <office:annotation office:display="true" draw:style-name="gr4" draw:text-style-name="P2" svg:width="7.093cm" svg:height="1.567cm" svg:x="16.054cm" svg:y="3.774cm" draw:caption-point-x="10.14cm" draw:caption-point-y="1.117cm">
              <dc:date>2006-12-18T00:00:00</dc:date>
              <text:p text:style-name="P1"><text:span text:style-name="T1">2009-06-30 </text:span><text:span text:style-name="T2">Milestone 1.4:</text:span><text:span text:style-name="T1"> Proposta preliminar de SOA e webservices a utilizar no Serviço de Directoria</text:span></text:p>
            </office:annotation>
          </table:table-cell>
          <table:table-cell table:style-name="ce13" table:number-columns-repeated="6"/>
          <table:table-cell table:style-name="ce14" table:number-columns-repeated="18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Implementação da arquitectura SOA e serviços na Eurotux Virtual Appliance</text:p>
          </table:table-cell>
          <table:table-cell table:style-name="ce14" table:number-columns-repeated="3"/>
          <table:table-cell table:style-name="ce15" table:number-columns-repeated="3"/>
          <table:table-cell table:style-name="ce15">
            <office:annotation office:display="true" draw:style-name="gr3" draw:text-style-name="P2" svg:width="14.782cm" svg:height="0.663cm" svg:x="31.423cm" svg:y="4.344cm" draw:caption-point-x="-8.814cm" draw:caption-point-y="1.788cm">
              <dc:date>2006-12-18T00:00:00</dc:date>
              <text:p text:style-name="P1"><text:span text:style-name="T1">2009-03-31 </text:span><text:span text:style-name="T2">Milestone 1.6:</text:span><text:span text:style-name="T1"> Release alfa de SOA e webservices a utilizar na ETVA</text:span></text:p>
            </office:annotation>
          </table:table-cell>
          <table:table-cell table:style-name="ce15" table:number-columns-repeated="2"/>
          <table:table-cell table:style-name="ce15">
            <office:annotation office:display="true" draw:style-name="gr5" draw:text-style-name="P2" svg:width="14.924cm" svg:height="0.663cm" svg:x="26.583cm" svg:y="6.525cm" draw:caption-point-x="-0.389cm" draw:caption-point-y="-0.393cm">
              <dc:date>2006-12-18T00:00:00</dc:date>
              <text:p text:style-name="P1"><text:span text:style-name="T1">2009.06-30 </text:span><text:span text:style-name="T2">Milestone 1.7:</text:span><text:span text:style-name="T1"> Release beta de SOA e webservices a utilizar na ETVA</text:span></text:p>
            </office:annotation>
          </table:table-cell>
          <table:table-cell table:style-name="ce15" table:number-columns-repeated="7"/>
          <table:table-cell table:style-name="ce15">
            <office:annotation office:display="true" draw:style-name="gr5" draw:text-style-name="P2" svg:width="11.79cm" svg:height="1.115cm" svg:x="36.42cm" svg:y="5.155cm" draw:caption-point-x="-0.666cm" draw:caption-point-y="0.977cm">
              <dc:date>1899-12-30T00:00:00</dc:date>
              <text:p text:style-name="P1"><text:span text:style-name="T1">2010-02-27 </text:span><text:span text:style-name="T2">Milestone 1.8:</text:span><text:span text:style-name="T1"> Release de SOA e webservices a utilizar na ETVA</text:span></text:p>
            </office:annotation>
          </table:table-cell>
          <table:table-cell table:style-name="ce21"/>
          <table:table-cell table:style-name="ce14" table:number-columns-repeated="15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3"/>
          <table:table-cell table:style-name="ce13" table:number-columns-repeated="9"/>
          <table:table-cell table:style-name="ce13">
            <office:annotation office:display="true" draw:style-name="gr3" draw:text-style-name="P2" svg:width="15.262cm" svg:height="0.663cm" svg:x="30.473cm" svg:y="8.074cm" draw:caption-point-x="-0.694cm" draw:caption-point-y="-0.701cm">
              <dc:date>1899-12-30T00:00:00</dc:date>
              <text:p text:style-name="P1"><text:span text:style-name="T1">2009.09-30 </text:span><text:span text:style-name="T2">Milestone 1.7:</text:span><text:span text:style-name="T1"> Release beta de SOA e webservices a utilizar na ETVA</text:span></text:p>
            </office:annotation>
          </table:table-cell>
          <table:table-cell table:style-name="ce13" table:number-columns-repeated="12"/>
          <table:table-cell table:style-name="ce13">
            <office:annotation office:display="true" draw:style-name="gr3" draw:text-style-name="P2" svg:width="8.599cm" svg:height="1.115cm" svg:x="45.841cm" svg:y="6.843cm" draw:caption-point-x="-0.527cm" draw:caption-point-y="0.53cm">
              <dc:date>2006-12-18T00:00:00</dc:date>
              <text:p text:style-name="P1"><text:span text:style-name="T1">2010-02-27 </text:span><text:span text:style-name="T2">Milestone 1.8:</text:span><text:span text:style-name="T1"> Release de SOA e webservices a utilizar na ETVA</text:span></text:p>
            </office:annotation>
          </table:table-cell>
          <table:table-cell table:style-name="ce14" table:number-columns-repeated="8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Implementação do serviço de directoria</text:p>
          </table:table-cell>
          <table:table-cell table:style-name="ce14" table:number-columns-repeated="7"/>
          <table:table-cell table:style-name="ce15" table:number-columns-repeated="5"/>
          <table:table-cell table:style-name="ce15">
            <office:annotation office:display="true" draw:style-name="gr4" draw:text-style-name="P2" svg:width="17.514cm" svg:height="0.663cm" svg:x="30.778cm" svg:y="9.875cm" draw:caption-point-x="-0.999cm" draw:caption-point-y="-1.262cm">
              <dc:date>2006-12-18T00:00:00</dc:date>
              <text:p text:style-name="P1"><text:span text:style-name="T1">2009-09-01 </text:span><text:span text:style-name="T2">Milestone 1.9:</text:span><text:span text:style-name="T1"> Release beta de <text:s/>SOA e webservices a utilizar no Serviço de Directoria</text:span></text:p>
            </office:annotation>
          </table:table-cell>
          <table:table-cell table:style-name="ce15" table:number-columns-repeated="4"/>
          <table:table-cell table:style-name="ce15">
            <office:annotation office:display="true" draw:style-name="gr4" draw:text-style-name="P2" svg:width="13.042cm" svg:height="0.663cm" svg:x="36.17cm" svg:y="9.118cm" draw:caption-point-x="-0.416cm" draw:caption-point-y="-0.505cm">
              <dc:date>2006-12-18T00:00:00</dc:date>
              <text:p text:style-name="P1"><text:span text:style-name="T1">2010-03-31 </text:span><text:span text:style-name="T2">Milestone 1.10:</text:span><text:span text:style-name="T1"> Disponibilização do Serviço de Directoria</text:span></text:p>
            </office:annotation>
          </table:table-cell>
          <table:table-cell table:style-name="ce21"/>
          <table:table-cell table:style-name="ce14" table:number-columns-repeated="15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7"/>
          <table:table-cell table:style-name="ce18" table:number-columns-repeated="11"/>
          <table:table-cell table:style-name="ce21"/>
          <table:table-cell table:style-name="ce14" table:number-columns-repeated="15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4">
            <text:p>Actividade 2 – Desenvolvimento da Interface de Gestão da Eurotux Virtual Appliance</text:p>
          </table:table-cell>
          <table:table-cell table:style-name="ce6" office:value-type="string" table:number-columns-spanned="1" table:number-rows-spanned="2">
            <text:p>Concepção Gráfica</text:p>
          </table:table-cell>
          <table:table-cell table:style-name="ce14" table:number-columns-repeated="4"/>
          <table:table-cell table:style-name="ce12" table:number-columns-repeated="2"/>
          <table:table-cell table:style-name="ce12">
            <office:annotation office:display="true" draw:style-name="gr3" draw:text-style-name="P2" svg:width="9.938cm" svg:height="0.663cm" svg:x="13.622cm" svg:y="10.091cm" draw:caption-point-x="8.987cm" draw:caption-point-y="1.004cm">
              <dc:date>2006-12-18T00:00:00</dc:date>
              <text:p text:style-name="P1"><text:span text:style-name="T1">2009-03-31 </text:span><text:span text:style-name="T2">Milestone 2.1:</text:span><text:span text:style-name="T1"> Proposta de design gráfico</text:span></text:p>
            </office:annotation>
          </table:table-cell>
          <table:table-cell table:style-name="ce12" table:number-columns-repeated="2"/>
          <table:table-cell table:style-name="ce12">
            <office:annotation office:display="true" draw:style-name="gr3" draw:text-style-name="P2" svg:width="11.054cm" svg:height="0.663cm" svg:x="26.748cm" svg:y="11.098cm" draw:caption-point-x="-0.554cm" draw:caption-point-y="-0.003cm">
              <dc:date>2006-12-18T00:00:00</dc:date>
              <text:p text:style-name="P1"><text:span text:style-name="T1">2009-06-30 </text:span><text:span text:style-name="T2">Milestone 2.2:</text:span><text:span text:style-name="T1"> Implementação do design gráfico</text:span></text:p>
            </office:annotation>
          </table:table-cell>
          <table:table-cell table:style-name="ce14" table:number-columns-repeated="24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4"/>
          <table:table-cell table:style-name="ce13" table:number-columns-repeated="6"/>
          <table:table-cell table:style-name="ce14" table:number-columns-repeated="24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Concepção e Implementação da Interface de Gestão</text:p>
          </table:table-cell>
          <table:table-cell table:style-name="ce14" table:number-columns-repeated="4"/>
          <table:table-cell table:style-name="ce12" table:number-columns-repeated="2"/>
          <table:table-cell table:style-name="ce12">
            <office:annotation office:display="true" draw:style-name="gr3" draw:text-style-name="P2" svg:width="16.975cm" svg:height="0.663cm" svg:x="23.33cm" svg:y="12.964cm" draw:caption-point-x="-0.721cm" draw:caption-point-y="0.612cm">
              <dc:date>2006-12-18T00:00:00</dc:date>
              <text:p text:style-name="P1"><text:span text:style-name="T1">2009-03-31 </text:span><text:span text:style-name="T2">Milestone 2.3:</text:span><text:span text:style-name="T1"> Definição dos requisitos das interfaces dos produtos e aplicações</text:span></text:p>
            </office:annotation>
          </table:table-cell>
          <table:table-cell table:style-name="ce12" table:number-columns-repeated="2"/>
          <table:table-cell table:style-name="ce12">
            <office:annotation office:display="true" draw:style-name="gr3" draw:text-style-name="P2" svg:width="13.586cm" svg:height="0.663cm" svg:x="14.258cm" svg:y="13.969cm" draw:caption-point-x="11.936cm" draw:caption-point-y="-0.393cm">
              <dc:date>2006-12-18T00:00:00</dc:date>
              <text:p text:style-name="P1"><text:span text:style-name="T1">2009-06-30 </text:span><text:span text:style-name="T2">Milestone 2.4:</text:span><text:span text:style-name="T1"> Disponibilização de uma versão alfa da interface</text:span></text:p>
            </office:annotation>
          </table:table-cell>
          <table:table-cell table:style-name="ce12" table:number-columns-repeated="5"/>
          <table:table-cell table:style-name="ce12">
            <office:annotation office:display="true" draw:style-name="gr5" draw:text-style-name="P2" svg:width="13.691cm" svg:height="0.663cm" svg:x="34.112cm" svg:y="13.762cm" draw:caption-point-x="-0.748cm" draw:caption-point-y="-0.186cm">
              <dc:date>1899-12-30T00:00:00</dc:date>
              <text:p text:style-name="P1"><text:span text:style-name="T1">2009-12-31 </text:span><text:span text:style-name="T2">Milestone 2.5:</text:span><text:span text:style-name="T1"> Disponibilização de uma versão beta da interface</text:span></text:p>
            </office:annotation>
          </table:table-cell>
          <table:table-cell table:style-name="ce12" table:number-columns-repeated="5"/>
          <table:table-cell table:style-name="ce12">
            <office:annotation office:display="true" draw:style-name="gr5" draw:text-style-name="P2" svg:width="12.986cm" svg:height="0.663cm" svg:x="41.2cm" svg:y="12.767cm" draw:caption-point-x="-0.666cm" draw:caption-point-y="0.809cm">
              <dc:date>1899-12-30T00:00:00</dc:date>
              <text:p text:style-name="P1"><text:span text:style-name="T1">2010-06-30 </text:span><text:span text:style-name="T2">Milestone 2.6:</text:span><text:span text:style-name="T1"> Disponibilização da versão final da interface</text:span></text:p>
            </office:annotation>
          </table:table-cell>
          <table:table-cell table:style-name="ce14" table:number-columns-repeated="12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4"/>
          <table:table-cell table:style-name="ce13" table:number-columns-repeated="14"/>
          <table:table-cell table:style-name="ce13">
            <office:annotation office:display="true" draw:style-name="gr3" draw:text-style-name="P2" svg:width="13.803cm" svg:height="0.663cm" svg:x="37.628cm" svg:y="15.909cm" draw:caption-point-x="-0.679cm" draw:caption-point-y="-1.092cm">
              <dc:date>2006-12-18T00:00:00</dc:date>
              <text:p text:style-name="P1"><text:span text:style-name="T1">2010-03-31 </text:span><text:span text:style-name="T2">Milestone 2.5:</text:span><text:span text:style-name="T1"> Disponibilização de uma versão beta da interface</text:span></text:p>
            </office:annotation>
          </table:table-cell>
          <table:table-cell table:style-name="ce13" table:number-columns-repeated="7"/>
          <table:table-cell table:style-name="ce13">
            <office:annotation office:display="true" draw:style-name="gr3" draw:text-style-name="P2" svg:width="4.495cm" svg:height="1.577cm" svg:x="48.725cm" svg:y="13.976cm" draw:caption-point-x="-2.216cm" draw:caption-point-y="0.841cm">
              <dc:date>2006-12-18T00:00:00</dc:date>
              <text:p text:style-name="P1"><text:span text:style-name="T1">2010-11-01 </text:span><text:span text:style-name="T2">Milestone 2.6:</text:span><text:span text:style-name="T1"> Disponibilização da versão final da interface</text:span></text:p>
            </office:annotation>
          </table:table-cell>
          <table:table-cell table:style-name="ce14" table:number-columns-repeated="7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7">
            <text:p>Actividade 3 – Migração dos produtos Eurotux para a Eurotux Virtual Appliance</text:p>
          </table:table-cell>
          <table:table-cell table:style-name="ce6" office:value-type="string" table:number-columns-spanned="1" table:number-rows-spanned="2">
            <text:p>Eurotux Virtual Firewall</text:p>
          </table:table-cell>
          <table:table-cell table:style-name="ce14" table:number-columns-repeated="7"/>
          <table:table-cell table:style-name="ce15" table:number-columns-repeated="2"/>
          <table:table-cell table:style-name="ce15">
            <office:annotation office:display="true" draw:style-name="gr3" draw:text-style-name="P2" svg:width="15.121cm" svg:height="0.663cm" svg:x="26.597cm" svg:y="16.601cm" draw:caption-point-x="-0.403cm" draw:caption-point-y="-0.544cm">
              <dc:date>2006-12-18T00:00:00</dc:date>
              <text:p text:style-name="P1"><text:span text:style-name="T1">2009-06-30 </text:span><text:span text:style-name="T2">Milestone 3.1:</text:span><text:span text:style-name="T1"> Versão preliminar da Eurotux Virtual Firewall para a ETVA</text:span></text:p>
            </office:annotation>
          </table:table-cell>
          <table:table-cell table:style-name="ce15" table:number-columns-repeated="2"/>
          <table:table-cell table:style-name="ce15">
            <office:annotation office:display="true" draw:style-name="gr6" draw:text-style-name="P2" svg:width="15.784cm" svg:height="0.663cm" svg:x="30.229cm" svg:y="17.268cm" draw:caption-point-x="-0.45cm" draw:caption-point-y="-1.211cm">
              <dc:date>2006-12-18T00:00:00</dc:date>
              <text:p text:style-name="P1"><text:span text:style-name="T1">2009-08-31 </text:span><text:span text:style-name="T2">Milestone 3.2:</text:span><text:span text:style-name="T1"> Versão de produção da Eurotux Virtual Firewall para a ETVA</text:span></text:p>
            </office:annotation>
          </table:table-cell>
          <table:table-cell table:style-name="ce14" table:number-columns-repeated="21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7"/>
          <table:table-cell table:style-name="ce13" table:number-columns-repeated="20"/>
          <table:table-cell table:style-name="ce13">
            <office:annotation office:display="true" draw:style-name="gr7" draw:text-style-name="P2" svg:width="17.439cm" svg:height="0.663cm" svg:x="37.953cm" svg:y="18.008cm" draw:caption-point-x="9.751cm" draw:caption-point-y="-0.71cm">
              <dc:date>1899-12-30T00:00:00</dc:date>
              <text:p text:style-name="P1"><text:span text:style-name="T1">2010-12-31 </text:span><text:span text:style-name="T2">Milestone 3.2:</text:span><text:span text:style-name="T1"> Versão de produção da Eurotux Virtual Firewall para a ETVA</text:span></text:p>
            </office:annotation>
          </table:table-cell>
          <table:table-cell table:style-name="ce14" table:number-columns-repeated="6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Eurotux Virtual Mailserver</text:p>
          </table:table-cell>
          <table:table-cell table:style-name="ce14" table:number-columns-repeated="9"/>
          <table:table-cell table:style-name="ce15" table:number-columns-repeated="3"/>
          <table:table-cell table:style-name="ce15">
            <office:annotation office:display="true" draw:style-name="gr3" draw:text-style-name="P2" svg:width="16.427cm" svg:height="0.663cm" svg:x="30.389cm" svg:y="18.867cm" draw:caption-point-x="-0.61cm" draw:caption-point-y="-0.329cm">
              <dc:date>2006-12-18T00:00:00</dc:date>
              <text:p text:style-name="P1"><text:span text:style-name="T1">2009-08-31 </text:span><text:span text:style-name="T2">Milestone 3.3:</text:span><text:span text:style-name="T1"> Versão preliminar do Eurotux Virtual Mailserver para a ETVA</text:span></text:p>
            </office:annotation>
          </table:table-cell>
          <table:table-cell table:style-name="ce15"/>
          <table:table-cell table:style-name="ce15">
            <office:annotation office:display="true" draw:style-name="gr5" draw:text-style-name="P2" svg:width="16.263cm" svg:height="0.663cm" svg:x="32.366cm" svg:y="19.892cm" draw:caption-point-x="-0.197cm" draw:caption-point-y="-1.354cm">
              <dc:date>2006-12-18T00:00:00</dc:date>
              <text:p text:style-name="P1"><text:span text:style-name="T1">2009-11-30 </text:span><text:span text:style-name="T2">Milestone 3.4:</text:span><text:span text:style-name="T1"> Versão de produção do Eurotux Virtual Mailserver para a ETVA</text:span></text:p>
            </office:annotation>
          </table:table-cell>
          <table:table-cell table:style-name="ce15"/>
          <table:table-cell table:style-name="ce14" table:number-columns-repeated="18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10"/>
          <table:table-cell table:style-name="ce13" table:number-columns-repeated="18"/>
          <table:table-cell table:style-name="ce13">
            <office:annotation office:display="true" draw:style-name="gr7" draw:text-style-name="P2" svg:width="4.608cm" svg:height="2.029cm" svg:x="49.854cm" svg:y="18.629cm" draw:caption-point-x="-0.955cm" draw:caption-point-y="1.15cm">
              <dc:date>1899-12-30T00:00:00</dc:date>
              <text:p text:style-name="P1"><text:span text:style-name="T1">2011-01-15 </text:span><text:span text:style-name="T2">Milestone 3.4:</text:span><text:span text:style-name="T1"> Versão de produção do Eurotux Virtual Mailserver para a ETVA</text:span></text:p>
            </office:annotation>
          </table:table-cell>
          <table:table-cell table:style-name="ce14" table:number-columns-repeated="5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Eurotux Virtual HotSpot</text:p>
          </table:table-cell>
          <table:table-cell table:style-name="ce14" table:number-columns-repeated="10"/>
          <table:table-cell table:style-name="ce15" table:number-columns-repeated="2"/>
          <table:table-cell table:style-name="ce15">
            <office:annotation office:display="true" draw:style-name="gr4" draw:text-style-name="P2" svg:width="15.302cm" svg:height="0.663cm" svg:x="30.228cm" svg:y="21.516cm" draw:caption-point-x="-0.449cm" draw:caption-point-y="-0.496cm">
              <dc:date>2006-12-18T00:00:00</dc:date>
              <text:p text:style-name="P1"><text:span text:style-name="T1">2009-08-31 </text:span><text:span text:style-name="T2">Milestone 3.5:</text:span><text:span text:style-name="T1"> Versão preliminar do Eurotux Virtual HotSpot para a ETVA</text:span></text:p>
            </office:annotation>
          </table:table-cell>
          <table:table-cell table:style-name="ce15" table:number-columns-repeated="3"/>
          <table:table-cell table:style-name="ce15">
            <office:annotation office:display="true" draw:style-name="gr4" draw:text-style-name="P2" svg:width="16.606cm" svg:height="0.663cm" svg:x="35.008cm" svg:y="20.8cm" draw:caption-point-x="-0.449cm" draw:caption-point-y="0.22cm">
              <dc:date>2006-12-18T00:00:00</dc:date>
              <text:p text:style-name="P1"><text:span text:style-name="T1">2010-01-31 </text:span><text:span text:style-name="T2">Milestone 3.6:</text:span><text:span text:style-name="T1"> Versão de produção do Eurotux Virtual HotSpot para a ETVA</text:span></text:p>
            </office:annotation>
          </table:table-cell>
          <table:table-cell table:style-name="ce14" table:number-columns-repeated="17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10"/>
          <table:table-cell table:style-name="ce18" table:number-columns-repeated="7"/>
          <table:table-cell table:style-name="ce14" table:number-columns-repeated="17"/>
          <table:table-cell table:number-columns-repeated="988"/>
        </table:table-row>
        <table:table-row table:style-name="ro3">
          <table:covered-table-cell table:style-name="ce2"/>
          <table:table-cell table:style-name="ce8" office:value-type="string">
            <text:p>Eurotux Virtual VOIP server</text:p>
          </table:table-cell>
          <table:table-cell table:style-name="ce14" table:number-columns-repeated="10"/>
          <table:table-cell table:style-name="ce19" table:number-columns-repeated="7"/>
          <table:table-cell table:style-name="ce14" table:number-columns-repeated="5"/>
          <table:table-cell table:style-name="ce13" table:number-columns-repeated="6"/>
          <table:table-cell table:style-name="ce13">
            <office:annotation office:display="true" draw:style-name="gr7" draw:text-style-name="P2" svg:width="6.353cm" svg:height="1.567cm" svg:x="49.509cm" svg:y="21.993cm" draw:caption-point-x="-0.61cm" draw:caption-point-y="1.508cm">
              <dc:date>2006-12-18T00:00:00</dc:date>
              <text:p text:style-name="P1"><text:span text:style-name="T1">2011-01-31 </text:span><text:span text:style-name="T2">Milestone 3.7:</text:span><text:span text:style-name="T1"> Versão de produção do Eurotux Virtual VOIP server para a ETVA</text:span></text:p>
            </office:annotation>
          </table:table-cell>
          <table:table-cell table:style-name="ce14" table:number-columns-repeated="5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4">
            <text:p>Actividade 4 – Avaliação e selecção das plataformas de hardware de suporte à Eurotux Virtual Appliance</text:p>
          </table:table-cell>
          <table:table-cell table:style-name="ce6" office:value-type="string" table:number-columns-spanned="1" table:number-rows-spanned="2">
            <text:p>Definição dos requisitos de hardware para a Eurotux Virtual Appliance</text:p>
          </table:table-cell>
          <table:table-cell table:style-name="ce12" table:number-columns-repeated="3"/>
          <table:table-cell table:style-name="ce12">
            <office:annotation office:display="true" draw:style-name="gr3" draw:text-style-name="P2" svg:width="11.705cm" svg:height="1.115cm" svg:x="19.773cm" svg:y="23.95cm" draw:caption-point-x="-0.748cm" draw:caption-point-y="0.792cm">
              <dc:date>2006-12-18T00:00:00</dc:date>
              <text:p text:style-name="P1"><text:span text:style-name="T1">2008-12-31 </text:span><text:span text:style-name="T2">Milestone 4.1:</text:span><text:span text:style-name="T1"> Definição dos requisitos de hardware da Eurotux Virtual Appliance</text:span></text:p>
            </office:annotation>
          </table:table-cell>
          <table:table-cell table:style-name="ce14" table:number-columns-repeated="30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3" table:number-columns-repeated="4"/>
          <table:table-cell table:style-name="ce14" table:number-columns-repeated="30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Selecção das plataformas de hardware de suporte à Eurotux Virtual Appliance</text:p>
          </table:table-cell>
          <table:table-cell table:style-name="ce14" table:number-columns-repeated="3"/>
          <table:table-cell table:style-name="ce12" table:number-columns-repeated="5"/>
          <table:table-cell table:style-name="ce12">
            <office:annotation office:display="true" draw:style-name="gr3" draw:text-style-name="P2" svg:width="16.064cm" svg:height="1.115cm" svg:x="25.678cm" svg:y="25.668cm" draw:caption-point-x="-0.679cm" draw:caption-point-y="1.555cm">
              <dc:date>2006-12-18T00:00:00</dc:date>
              <text:p text:style-name="P1"><text:span text:style-name="T1">2009-05-31 </text:span><text:span text:style-name="T2">Milestone 4.2:</text:span><text:span text:style-name="T1"> Seleccção das plataformas de suporte à Eurotux Virtual Appliance</text:span></text:p>
            </office:annotation>
          </table:table-cell>
          <table:table-cell table:style-name="ce14" table:number-columns-repeated="25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3"/>
          <table:table-cell table:style-name="ce13" table:number-columns-repeated="6"/>
          <table:table-cell table:style-name="ce14" table:number-columns-repeated="15"/>
          <table:table-cell table:style-name="ce13">
            <office:annotation office:display="true" draw:style-name="gr3" draw:text-style-name="P2" svg:width="9.112cm" svg:height="1.115cm" svg:x="44.729cm" svg:y="26.956cm" draw:caption-point-x="-0.61cm" draw:caption-point-y="1.508cm">
              <dc:date>2006-12-18T00:00:00</dc:date>
              <text:p text:style-name="P1"><text:span text:style-name="T1">2009-05-31 </text:span><text:span text:style-name="T2">Milestone 4.3:</text:span><text:span text:style-name="T1"> Reavaliação das plataformas de suporte à Eurotux Virtual Appliance</text:span></text:p>
            </office:annotation>
          </table:table-cell>
          <table:table-cell table:style-name="ce14" table:number-columns-repeated="9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8">
            <text:p>Actividade 5 – Actividades de promoção e divulgação associadas à Eurotux Virtual Appliance</text:p>
          </table:table-cell>
          <table:table-cell table:style-name="ce6" office:value-type="string" table:number-columns-spanned="1" table:number-rows-spanned="2">
            <text:p>Concepção e definição da imagem do produto</text:p>
          </table:table-cell>
          <table:table-cell table:style-name="ce15" table:number-columns-repeated="5"/>
          <table:table-cell table:style-name="ce15">
            <office:annotation office:display="true" draw:style-name="gr3" draw:text-style-name="P2" svg:width="11.796cm" svg:height="0.663cm" svg:x="22.184cm" svg:y="29.77cm" draw:caption-point-x="-0.77cm" draw:caption-point-y="-0.066cm">
              <dc:date>2006-12-18T00:00:00</dc:date>
              <text:p text:style-name="P1"><text:span text:style-name="T1">2009-02-27 </text:span><text:span text:style-name="T2">Milestone 5.1: </text:span><text:span text:style-name="T1">Definição da imagem do produto</text:span></text:p>
            </office:annotation>
          </table:table-cell>
          <table:table-cell table:style-name="ce14" table:number-columns-repeated="25"/>
          <table:table-cell table:style-name="ce23"/>
          <table:table-cell table:style-name="ce27">
            <office:annotation office:display="true" draw:style-name="gr3" draw:text-style-name="P2" svg:width="2.899cm" svg:height="1.105cm" svg:x="52.159cm" svg:y="30.81cm" draw:caption-point-x="1.519cm" draw:caption-point-y="-1.106cm">
              <dc:date>2006-12-17T00:00:00</dc:date>
              <text:p text:style-name="P1"><text:span text:style-name="T1">Milestone concluída</text:span></text:p>
            </office:annotation>
          </table:table-cell>
          <table:table-cell table:style-name="ce30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3" table:number-columns-repeated="6"/>
          <table:table-cell table:style-name="ce14" table:number-columns-repeated="17"/>
          <table:table-cell table:style-name="ce19" table:number-columns-repeated="3"/>
          <table:table-cell table:style-name="ce14" table:number-columns-repeated="5"/>
          <table:table-cell table:style-name="ce24"/>
          <table:table-cell table:style-name="ce28"/>
          <table:table-cell table:style-name="ce31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Desenvolvimento do sítio web do produto</text:p>
          </table:table-cell>
          <table:table-cell table:style-name="ce14" table:number-columns-repeated="3"/>
          <table:table-cell table:style-name="ce15" table:number-columns-repeated="2"/>
          <table:table-cell table:style-name="ce15">
            <office:annotation office:display="true" draw:style-name="gr3" draw:text-style-name="P2" svg:width="12.898cm" svg:height="0.663cm" svg:x="22.621cm" svg:y="32.014cm" draw:caption-point-x="-1.207cm" draw:caption-point-y="0.172cm">
              <dc:date>2006-12-18T00:00:00</dc:date>
              <text:p text:style-name="P1"><text:span text:style-name="T1">2009-02-27 </text:span><text:span text:style-name="T2">Milestone 5.2: </text:span><text:span text:style-name="T1">Versão preliminar do sítio web do produto</text:span></text:p>
            </office:annotation>
          </table:table-cell>
          <table:table-cell table:style-name="ce15" table:number-columns-repeated="2"/>
          <table:table-cell table:style-name="ce14" table:number-columns-repeated="23"/>
          <table:table-cell table:style-name="ce24"/>
          <table:table-cell table:style-name="ce28">
            <office:annotation office:display="true" draw:style-name="gr5" draw:text-style-name="P2" svg:width="2.899cm" svg:height="2.009cm" svg:x="52.116cm" svg:y="32.14cm" draw:caption-point-x="1.562cm" draw:caption-point-y="0.046cm">
              <dc:date>2006-12-17T00:00:00</dc:date>
              <text:p text:style-name="P1"><text:span text:style-name="T1">Milestone prevista mas concluída em data posterior</text:span></text:p>
            </office:annotation>
          </table:table-cell>
          <table:table-cell table:style-name="ce31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3"/>
          <table:table-cell table:style-name="ce13" table:number-columns-repeated="4"/>
          <table:table-cell table:style-name="ce13">
            <office:annotation office:display="true" draw:style-name="gr5" draw:text-style-name="P2" svg:width="9.567cm" svg:height="1.115cm" svg:x="24.46cm" svg:y="32.8cm" draw:caption-point-x="-0.656cm" draw:caption-point-y="0.626cm">
              <dc:date>2006-12-18T00:00:00</dc:date>
              <text:p text:style-name="P1"><text:span text:style-name="T1">2009-04-30 </text:span><text:span text:style-name="T2">Milestone 5.3: </text:span><text:span text:style-name="T1">Apresentação do sítio web do produto</text:span></text:p>
            </office:annotation>
          </table:table-cell>
          <table:table-cell table:style-name="ce14" table:number-columns-repeated="17"/>
          <table:table-cell table:style-name="ce13" table:number-columns-repeated="3"/>
          <table:table-cell table:style-name="ce13">
            <office:annotation office:display="true" draw:style-name="gr7" draw:text-style-name="P2" svg:width="5.618cm" svg:height="1.567cm" svg:x="42.989cm" svg:y="30.964cm" draw:caption-point-x="5.91cm" draw:caption-point-y="2.462cm">
              <dc:date>2006-12-18T00:00:00</dc:date>
              <text:p text:style-name="P1"><text:span text:style-name="T1">2011-01-15 </text:span><text:span text:style-name="T2">Milestone 5.3: </text:span><text:span text:style-name="T1">Apresentação do sítio web do produto</text:span></text:p>
            </office:annotation>
          </table:table-cell>
          <table:table-cell table:style-name="ce14" table:number-columns-repeated="2"/>
          <table:table-cell table:style-name="ce24"/>
          <table:table-cell table:style-name="ce28"/>
          <table:table-cell table:style-name="ce31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Acções de marketing e divulgação</text:p>
          </table:table-cell>
          <table:table-cell table:style-name="ce14" table:number-columns-repeated="4"/>
          <table:table-cell table:style-name="ce12" table:number-columns-repeated="20"/>
          <table:table-cell table:style-name="ce14" table:number-columns-repeated="7"/>
          <table:table-cell table:style-name="ce24"/>
          <table:table-cell table:style-name="ce28">
            <office:annotation office:display="true" draw:style-name="gr7" draw:text-style-name="P2" svg:width="2.899cm" svg:height="1.557cm" svg:x="52.261cm" svg:y="34.468cm" draw:caption-point-x="1.417cm" draw:caption-point-y="0.199cm">
              <dc:date>2006-12-17T00:00:00</dc:date>
              <text:p text:style-name="P1"><text:span text:style-name="T1">Milestone a concluir em data posterior</text:span></text:p>
            </office:annotation>
          </table:table-cell>
          <table:table-cell table:style-name="ce31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4"/>
          <table:table-cell table:style-name="ce13" table:number-columns-repeated="26"/>
          <table:table-cell table:style-name="ce14"/>
          <table:table-cell table:style-name="ce24"/>
          <table:table-cell table:style-name="ce28"/>
          <table:table-cell table:style-name="ce31"/>
          <table:table-cell table:number-columns-repeated="988"/>
        </table:table-row>
        <table:table-row table:style-name="ro3">
          <table:covered-table-cell table:style-name="ce2"/>
          <table:table-cell table:style-name="ce6" office:value-type="string" table:number-columns-spanned="1" table:number-rows-spanned="2">
            <text:p>Desenvolvimento de aplicações e infraestruturas de suporte ao canal de comercialização e distribuição</text:p>
          </table:table-cell>
          <table:table-cell table:style-name="ce14" table:number-columns-repeated="7"/>
          <table:table-cell table:style-name="ce12" table:number-columns-repeated="10"/>
          <table:table-cell table:style-name="ce12">
            <office:annotation office:display="true" draw:style-name="gr5" draw:text-style-name="P2" svg:width="13.858cm" svg:height="1.115cm" svg:x="36.508cm" svg:y="37.381cm" draw:caption-point-x="-0.754cm" draw:caption-point-y="-0.232cm">
              <dc:date>2006-12-18T00:00:00</dc:date>
              <text:p text:style-name="P2">2010-02-28 <text:span text:style-name="T3">Milestone 5.4</text:span>: Apresentação da infraestrutura de suporte ao canal de distribuição</text:p>
            </office:annotation>
          </table:table-cell>
          <table:table-cell table:style-name="ce12"/>
          <table:table-cell table:style-name="ce14" table:number-columns-repeated="12"/>
          <table:table-cell table:style-name="ce24"/>
          <table:table-cell table:style-name="ce28">
            <office:annotation office:display="true" draw:style-name="gr4" draw:text-style-name="P2" svg:width="2.899cm" svg:height="1.105cm" svg:x="52.394cm" svg:y="36.708cm" draw:caption-point-x="1.284cm" draw:caption-point-y="0.44cm">
              <dc:date>2006-12-17T00:00:00</dc:date>
              <text:p text:style-name="P1"><text:span text:style-name="T1">Milestone não concluída</text:span></text:p>
            </office:annotation>
          </table:table-cell>
          <table:table-cell table:style-name="ce31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31"/>
          <table:table-cell table:style-name="ce25" office:value-type="string" table:number-columns-spanned="3" table:number-rows-spanned="1">
            <text:p>Legenda</text:p>
          </table:table-cell>
          <table:covered-table-cell table:style-name="ce29"/>
          <table:covered-table-cell table:style-name="ce32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4">
            <text:p>Actividade 6 – Controlo de qualidade e certificação dos processos associados à Eurotux Virtual Appliance</text:p>
          </table:table-cell>
          <table:table-cell table:style-name="ce6" office:value-type="string" table:number-columns-spanned="1" table:number-rows-spanned="2">
            <text:p>Definição de métricas, medidas, processos, <text:s/>métodos e testes para verificação da qualidade dos produtos desenvolvidos</text:p>
          </table:table-cell>
          <table:table-cell table:style-name="ce15" table:number-columns-repeated="5"/>
          <table:table-cell table:style-name="ce15">
            <office:annotation office:display="true" draw:style-name="gr3" draw:text-style-name="P2" svg:width="9.707cm" svg:height="1.115cm" svg:x="22.781cm" svg:y="38.36cm" draw:caption-point-x="-1.367cm" draw:caption-point-y="1.27cm">
              <dc:date>2006-12-18T00:00:00</dc:date>
              <text:p text:style-name="P1"><text:span text:style-name="T1">2009-02-27 </text:span><text:span text:style-name="T2">Milestone 6.1: </text:span><text:span text:style-name="T1">Definição preliminar das metodologias e métodos para controlo da qualidade</text:span></text:p>
            </office:annotation>
          </table:table-cell>
          <table:table-cell table:style-name="ce15" table:number-columns-repeated="5"/>
          <table:table-cell table:style-name="ce15">
            <office:annotation office:display="true" draw:style-name="gr3" draw:text-style-name="P2" svg:width="10.665cm" svg:height="1.115cm" svg:x="29.309cm" svg:y="39.864cm" draw:caption-point-x="-0.725cm" draw:caption-point-y="-0.234cm">
              <dc:date>2006-12-18T00:00:00</dc:date>
              <text:p text:style-name="P1"><text:span text:style-name="T1">2009-08-31 </text:span><text:span text:style-name="T2">Milestone 6.2: </text:span><text:span text:style-name="T1">Dproposta de metodologias processos para controlo da qualidade</text:span></text:p>
            </office:annotation>
          </table:table-cell>
          <table:table-cell table:style-name="ce14" table:number-columns-repeated="19"/>
          <table:table-cell table:style-name="ce26" table:number-columns-repeated="3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3" table:number-columns-repeated="12"/>
          <table:table-cell table:style-name="ce14" table:number-columns-repeated="22"/>
          <table:table-cell table:number-columns-repeated="988"/>
        </table:table-row>
        <table:table-row table:style-name="ro3">
          <table:covered-table-cell table:style-name="ce2"/>
          <table:table-cell table:style-name="ce9" office:value-type="string" table:number-columns-spanned="1" table:number-rows-spanned="2">
            <text:p>Preparação do processo de certificação dos processos de desenvolvimento e do produto</text:p>
          </table:table-cell>
          <table:table-cell table:style-name="ce14" table:number-columns-repeated="4"/>
          <table:table-cell table:style-name="ce15" table:number-columns-repeated="13"/>
          <table:table-cell table:style-name="ce15">
            <office:annotation office:display="true" draw:style-name="gr3" draw:text-style-name="P2" svg:width="10.36cm" svg:height="1.115cm" svg:x="36.294cm" svg:y="42.106cm" draw:caption-point-x="-0.54cm" draw:caption-point-y="0.005cm">
              <dc:date>2006-12-18T00:00:00</dc:date>
              <text:p text:style-name="P1"><text:span text:style-name="T1">2010-02-27 </text:span><text:span text:style-name="T2">Milestone 6.3: </text:span><text:span text:style-name="T1">Dossiers para os processos de certificação</text:span></text:p>
            </office:annotation>
          </table:table-cell>
          <table:table-cell table:style-name="ce14" table:number-columns-repeated="16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4" table:number-columns-repeated="4"/>
          <table:table-cell table:style-name="ce13" table:number-columns-repeated="14"/>
          <table:table-cell table:style-name="ce19" table:number-columns-repeated="6"/>
          <table:table-cell table:style-name="ce14" table:number-columns-repeated="10"/>
          <table:table-cell table:number-columns-repeated="988"/>
        </table:table-row>
        <table:table-row table:style-name="ro3">
          <table:table-cell table:style-name="ce4" office:value-type="string" table:number-columns-spanned="1" table:number-rows-spanned="2">
            <text:p>Actividade 7 – Gestão e acompanhamento do projecto</text:p>
          </table:table-cell>
          <table:table-cell table:style-name="ce6" office:value-type="string" table:number-columns-spanned="1" table:number-rows-spanned="2">
            <text:p>Acompanhamento da evolução das actividades e gestão do projecto</text:p>
          </table:table-cell>
          <table:table-cell table:style-name="ce12" table:number-columns-repeated="5"/>
          <table:table-cell table:style-name="ce12">
            <office:annotation office:display="true" draw:style-name="gr3" draw:text-style-name="P2" svg:width="12.761cm" svg:height="0.663cm" svg:x="21.313cm" svg:y="46.305cm" draw:caption-point-x="0.101cm" draw:caption-point-y="-1.713cm">
              <dc:date>2006-12-19T00:00:00</dc:date>
              <text:p text:style-name="P1"><text:span text:style-name="T1">2009-02-27 </text:span><text:span text:style-name="T2">Milestone 7.1: </text:span><text:span text:style-name="T1">Progresso e evolução do projecto (6 meses)</text:span></text:p>
            </office:annotation>
          </table:table-cell>
          <table:table-cell table:style-name="ce12" table:number-columns-repeated="5"/>
          <table:table-cell table:style-name="ce12">
            <office:annotation office:display="true" draw:style-name="gr3" draw:text-style-name="P2" svg:width="13.145cm" svg:height="0.663cm" svg:x="22.971cm" svg:y="45.35cm" draw:caption-point-x="5.613cm" draw:caption-point-y="-0.758cm">
              <dc:date>1899-12-30T00:00:00</dc:date>
              <text:p text:style-name="P1"><text:span text:style-name="T1">2009-08-31 </text:span><text:span text:style-name="T2">Milestone 7.2: </text:span><text:span text:style-name="T1">Progresso e evolução do projecto (12 meses)</text:span></text:p>
            </office:annotation>
          </table:table-cell>
          <table:table-cell table:style-name="ce12" table:number-columns-repeated="5"/>
          <table:table-cell table:style-name="ce12">
            <office:annotation office:display="true" draw:style-name="gr3" draw:text-style-name="P2" svg:width="13cm" svg:height="0.663cm" svg:x="36.065cm" svg:y="44.826cm" draw:caption-point-x="-0.311cm" draw:caption-point-y="-0.234cm">
              <dc:date>1899-12-30T00:00:00</dc:date>
              <text:p text:style-name="P1"><text:span text:style-name="T1">2010-02-27 </text:span><text:span text:style-name="T2">Milestone 7.3: </text:span><text:span text:style-name="T1">Progresso e evolução do projecto (18 meses)</text:span></text:p>
            </office:annotation>
          </table:table-cell>
          <table:table-cell table:style-name="ce12" table:number-columns-repeated="5"/>
          <table:table-cell table:style-name="ce12">
            <office:annotation office:display="true" draw:style-name="gr3" draw:text-style-name="P2" svg:width="12.856cm" svg:height="0.663cm" svg:x="37.081cm" svg:y="43.489cm" draw:caption-point-x="5.843cm" draw:caption-point-y="1.103cm">
              <dc:date>1899-12-30T00:00:00</dc:date>
              <text:p text:style-name="P1"><text:span text:style-name="T1">2010-08-31 </text:span><text:span text:style-name="T2">Milestone 7.4: </text:span><text:span text:style-name="T1">Progresso e evolução do projecto (24 meses)</text:span></text:p>
            </office:annotation>
          </table:table-cell>
          <table:table-cell table:style-name="ce14" table:number-columns-repeated="10"/>
          <table:table-cell table:number-columns-repeated="988"/>
        </table:table-row>
        <table:table-row table:style-name="ro3">
          <table:covered-table-cell table:style-name="ce2"/>
          <table:covered-table-cell table:style-name="ce8"/>
          <table:table-cell table:style-name="ce13" table:number-columns-repeated="29"/>
          <table:table-cell table:style-name="ce13">
            <office:annotation office:display="true" draw:style-name="gr7" draw:text-style-name="P2" svg:width="2.899cm" svg:height="1.567cm" svg:x="47.03cm" svg:y="39.746cm" draw:caption-point-x="3.064cm" draw:caption-point-y="6.087cm">
              <dc:date>1899-12-30T00:00:00</dc:date>
              <text:p text:style-name="P1"><text:span text:style-name="T1">2011-02-27 </text:span><text:span text:style-name="T2">Milestone 7.5: </text:span><text:span text:style-name="T1">Conclusão </text:span></text:p>
            </office:annotation>
          </table:table-cell>
          <table:table-cell table:style-name="ce14" table:number-columns-repeated="4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default-cell-style-name="Default"/>
        <table:table-row table:style-name="ro4" table:number-rows-repeated="65535">
          <table:table-cell/>
        </table:table-row>
        <table:table-row table:style-name="ro4">
          <table:table-cell/>
        </table:table-row>
      </table:table>
      <table:named-expressions>
        <table:named-range table:name="Excel_BuiltIn_Print_Area_1" table:base-cell-address="$'Sheet 1 - Table 1'.$A$1" table:cell-range-address="$'Sheet 1 - Table 1'.$A$1:.$AH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" svg:font-family="Helv"/>
    <style:font-face style:name="Helvetica Neue1" svg:font-family="'Helvetica Neue'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7P0" style:volatile="true">
      <number:number number:decimal-places="0" number:min-integer-digits="1" number:grouping="true"/>
      <number:text>€</number:text>
    </number:number-style>
    <number:number-style style:name="N127">
      <number:text>-</number:text>
      <number:number number:decimal-places="0" number:min-integer-digits="1" number:grouping="true"/>
      <number:text>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  </number:text>
    </number:number-style>
    <number:number-style style:name="N139P1" style:volatile="true">
      <number:text>-</number:text>
      <number:number number:decimal-places="0" number:min-integer-digits="1" number:grouping="true"/>
      <number:text>   </number:text>
    </number:number-style>
    <number:number-style style:name="N139P2" style:volatile="true">
      <number:text> -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0" number:min-integer-digits="1" number:grouping="true"/>
      <number:text>€ </number:text>
    </number:number-style>
    <number:number-style style:name="N143P1" style:volatile="true">
      <number:text>-</number:text>
      <number:number number:decimal-places="0" number:min-integer-digits="1" number:grouping="true"/>
      <number:text>€ </number:text>
    </number:number-style>
    <number:number-style style:name="N143P2" style:volatile="true">
      <number:text> -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</number:text>
    </number:number-style>
    <number:number-style style:name="N147P1" style:volatile="true">
      <number:text>-</number:text>
      <number:number number:decimal-places="2" number:min-integer-digits="1" number:grouping="true"/>
      <number:text>   </number:text>
    </number:number-style>
    <number:number-style style:name="N147P2" style:volatile="true">
      <number:text> -</number:text>
      <number:number number:decimal-places="0" number:min-integer-digits="0"/>
      <number:text>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€ </number:text>
    </number:number-style>
    <number:number-style style:name="N151P1" style:volatile="true">
      <number:text>-</number:text>
      <number:number number:decimal-places="2" number:min-integer-digits="1" number:grouping="true"/>
      <number:text>€ </number:text>
    </number:number-style>
    <number:number-style style:name="N151P2" style:volatile="true">
      <number:text> -</number:text>
      <number:number number:decimal-places="0" number:min-integer-digits="0"/>
      <number:text>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currency-style style:name="N157P0" style:volatile="true">
      <number:currency-symbol>$</number:currency-symbol>
      <number:number number:decimal-places="2" number:min-integer-digits="1" number:grouping="true"/>
    </number:currency-style>
    <number:currency-style style:name="N15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57P0"/>
    </number:currency-style>
    <style:style style:name="Default" style:family="table-cell">
      <style:table-cell-properties style:rotation-align="none" style:vertical-align="top"/>
      <style:text-properties fo:color="#000000" style:font-name="Helvetica Neue1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cm" fo:margin-bottom="0cm" fo:margin-left="1.905cm" fo:margin-right="1.905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-12-2010</text:date>, <text:time>00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20T00:01:29</dc:date>
    <meta:print-date>2010-12-18T16:20:41</meta:print-date>
    <meta:generator>OpenOffice.org/3.2$Unix OpenOffice.org_project/320m18$Build-9502</meta:generator>
    <meta:editing-duration>PT36H42M42S</meta:editing-duration>
    <meta:editing-cycles>11</meta:editing-cycles>
    <dc:creator>António Sousa</dc:creator>
    <meta:printed-by>António Sousa</meta:printed-by>
    <meta:document-statistic meta:table-count="2" meta:cell-count="120" meta:object-count="0"/>
  </office:meta>
</office:document-meta>
</file>